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b390" officeooo:paragraph-rsid="0010b39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officeooo:rsid="0012234f"/>
    </style:style>
    <style:style style:name="T2" style:family="text">
      <style:text-properties officeooo:rsid="0012ae3c"/>
    </style:style>
    <style:style style:name="T3" style:family="text">
      <style:text-properties officeooo:rsid="0013c340"/>
    </style:style>
    <style:style style:name="T4" style:family="text">
      <style:text-properties officeooo:rsid="0014fc25"/>
    </style:style>
    <style:style style:name="T5" style:family="text">
      <style:text-properties officeooo:rsid="00161968"/>
    </style:style>
    <style:style style:name="T6" style:family="text">
      <style:text-properties officeooo:rsid="001ad7da"/>
    </style:style>
    <style:style style:name="T7" style:family="text">
      <style:text-properties officeooo:rsid="001b53b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b53b8" style:font-style-asian="italic" style:font-style-complex="italic"/>
    </style:style>
    <style:style style:name="T11" style:family="text">
      <style:text-properties fo:font-style="italic" officeooo:rsid="0016196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ACADEMY</text:p>
      <text:p text:style-name="Subtitle">TP sur CSS n°1</text:p>
      <text:p text:style-name="P1"/>
      <text:p text:style-name="Text_20_body">Bienvenue dans ce TP de manipulation de CSS. L’objectif est simple : réaliser le style d’une page web dont le code est donné (page web présentant le club de châteaux de cartes de l’école). Le fichiser à modifier est le fichier index.css.</text:p>
      <text:p text:style-name="Text_20_body">Le TP sera progressif ; on manipulera d’abord le style élément par élément, puis on fera la modification des marges pour remettre en place les éléments.</text:p>
      <text:p text:style-name="Text_20_body"><text:span text:style-name="T8">Astuce :</text:span> Nous vous conseillons d’utiliser les outils de développement pour tester les valeurs des règles que vous souhaitez mettre avant de les mettre dans votre code, en particulier pour les couleurs. </text:p>
      <text:p text:style-name="Text_20_body"><text:span text:style-name="T8">Astuce 2 :</text:span> La grille présentée est composées de carreaux de 20px. Elle vous permet d’aligner les différents éléments. Vous pouvez la retirer grâce aux outils de développment en sélectionnant l’élément ::after qui vient après le body et en décochant le backgroundcolor dans le style. </text:p>
      <text:p text:style-name="Text_20_body">Vous pouvez avoir un aperçu de de la page que vous allez créer ici (avec une grille de mesure) :</text:p>
      <text:p text:style-name="Text_20_body">[INSERT SCREEN]</text:p>
      <text:h text:style-name="Heading_20_2" text:outline-level="2">1. Les <text:span text:style-name="T1">sélecteurs</text:span></text:h>
      <text:p text:style-name="Text_20_body">Dresser une liste des différents éléments de la page.</text:p>
      <text:p text:style-name="Text_20_body">Comment différencier, sans utiliser de class ni d’id, les éléments &lt;a&gt; ayant un attribut href de ceux n’en ayant pas ?</text:p>
      <text:p text:style-name="Text_20_body">Quels éléments ont une classe ? A quoi v<text:span text:style-name="T5">ont</text:span>-elle<text:span text:style-name="T5">s</text:span> servir ?</text:p>
      <text:p text:style-name="Text_20_body">Quel élément a un id ?</text:p>
      <text:h text:style-name="Heading_20_2" text:outline-level="2">2. &lt;html&gt; et &lt;body&gt;</text:h>
      <text:p text:style-name="Text_20_body">Modifier la couleur de background de html <text:span text:style-name="T9">(background-color)</text:span>.</text:p>
      <text:p text:style-name="Text_20_body">Modifier la largeur de body <text:span text:style-name="T9">(width)</text:span> : son width vaut 740px.</text:p>
      <text:p text:style-name="Text_20_body">Essayer de centrer le body : quelles règles pourriez-vous utiliser ? </text:p>
      <text:p text:style-name="Text_20_body">L’astuce est de modifier les marges extérieures <text:span text:style-name="T9">(margin)</text:span>.</text:p>
      <text:p text:style-name="Text_20_body">Ajouter une ombre à la boîte <text:span text:style-name="T9">(box-shadow)</text:span> pour faire ressortir le body. </text:p>
      <text:h text:style-name="Heading_20_2" text:outline-level="2">3. Règles générales</text:h>
      <text:p text:style-name="Text_20_body">Les règles générales vont être mises dans le body : ainsi, tous les éléments fils du body auront les mêmes règles.</text:p>
      <text:p text:style-name="Text_20_body"><text:soft-page-break/>Ajouter dans le body des règles définissant :</text:p>
      <text:list xml:id="list2609785634665211020" text:style-name="L1">
        <text:list-item>
          <text:p text:style-name="P2">la hauteur des lignes <text:span text:style-name="T9">(line-height)</text:span> à 1.25 fois la taille des caractères</text:p>
        </text:list-item>
        <text:list-item>
          <text:p text:style-name="P2">la police de caractère <text:span text:style-name="T9">(font-family)</text:span> à « Roboto slab» ou serif (utilisé si roboto slab n’est pas disponible)</text:p>
        </text:list-item>
        <text:list-item>
          <text:p text:style-name="P2">la taille des caractères <text:span text:style-name="T9">(font-size)</text:span> à 16px </text:p>
        </text:list-item>
      </text:list>
      <text:h text:style-name="Heading_20_2" text:outline-level="2"><text:span text:style-name="T7">4</text:span>. &lt;header&gt;,<text:span text:style-name="T2">&lt;h1&gt;</text:span></text:h>
      <text:p text:style-name="Text_20_body">Modifier le header pour lui donner : </text:p>
      <text:list xml:id="list711603299250198226" text:style-name="L2">
        <text:list-item>
          <text:p text:style-name="P7">un background vert</text:p>
        </text:list-item>
        <text:list-item>
          <text:p text:style-name="P3">des coins arrondis <text:span text:style-name="T9">(border-radius).</text:span> Vous pouvez modifier chaque coin séparément.</text:p>
        </text:list-item>
      </text:list>
      <text:p text:style-name="Text_20_body">Modifier h1 (le titre principal) pour lui donner :</text:p>
      <text:list xml:id="list6712034793574990479" text:style-name="L3">
        <text:list-item>
          <text:p text:style-name="P4"><text:span text:style-name="T7">u</text:span>ne couleur de texte vert très <text:span text:style-name="T3">très</text:span> pâle <text:span text:style-name="T9">(color)</text:span></text:p>
        </text:list-item>
        <text:list-item>
          <text:p text:style-name="P4"><text:span text:style-name="T7">u</text:span>ne police de caractère valant « Roboto» ou sans-serif</text:p>
        </text:list-item>
        <text:list-item>
          <text:p text:style-name="P4"><text:span text:style-name="T7">une ombre de texte </text:span><text:span text:style-name="T10">(text-shadow)</text:span></text:p>
        </text:list-item>
        <text:list-item>
          <text:p text:style-name="P4"><text:span text:style-name="T7">u</text:span>ne taille de police égale à 3 fois la taille par défaut</text:p>
        </text:list-item>
        <text:list-item>
          <text:p text:style-name="P4"><text:span text:style-name="T7">u</text:span>n texte centré</text:p>
        </text:list-item>
      </text:list>
      <text:h text:style-name="Heading_20_2" text:outline-level="2"><text:span text:style-name="T7">5</text:span>. <text:span text:style-name="T4">&lt;h2&gt;</text:span></text:h>
      <text:p text:style-name="Text_20_body">Modifier h<text:span text:style-name="T4">2</text:span> (le<text:span text:style-name="T4">s</text:span> titre<text:span text:style-name="T4">s</text:span> <text:span text:style-name="T4">des parties</text:span>) pour lui donner :</text:p>
      <text:list xml:id="list1479005002218682845" text:style-name="L4">
        <text:list-item>
          <text:p text:style-name="P5"><text:span text:style-name="T7">u</text:span>ne couleur de texte vert</text:p>
        </text:list-item>
        <text:list-item>
          <text:p text:style-name="P5">une police de caractère valant « Roboto Mono » ou <text:span text:style-name="T4">monospace</text:span></text:p>
        </text:list-item>
        <text:list-item>
          <text:p text:style-name="P5">une taille de police égale à 2 fois la taille par défaut</text:p>
        </text:list-item>
        <text:list-item>
          <text:p text:style-name="P5"><text:span text:style-name="T7">u</text:span>n texte centré <text:span text:style-name="T11">(text-align)</text:span></text:p>
        </text:list-item>
      </text:list>
      <text:p text:style-name="Text_20_body">Comment pourriez-vous réaliser la grosse bordure à gauche des titres ?</text:p>
      <text:p text:style-name="Text_20_body">Modifier h2 pour faire en sorte que les flottants n’apparaissent pas sur les côtés des titres <text:span text:style-name="T9">(clear)</text:span></text:p>
      <text:h text:style-name="Heading_20_2" text:outline-level="2"><text:span text:style-name="T7">6</text:span>. &lt;p&gt;</text:h>
      <text:p text:style-name="Text_20_body">Modifier p pour lui donner :</text:p>
      <text:list xml:id="list9078687377096442248" text:style-name="L5">
        <text:list-item>
          <text:p text:style-name="P6"><text:span text:style-name="T7">u</text:span>ne taille de police égale à une fois la taille par défaut</text:p>
        </text:list-item>
        <text:list-item>
          <text:p text:style-name="P6">un text justifié</text:p>
        </text:list-item>
      </text:list>
      <text:h text:style-name="Heading_20_2" text:outline-level="2"><text:soft-page-break/><text:span text:style-name="T7">7</text:span>. Images</text:h>
      <text:p text:style-name="Text_20_body">Modifier les &lt;img&gt; pour qu’elles soient alignées sur le haut des &lt;figure&gt; <text:span text:style-name="T9">(vertical-align)</text:span></text:p>
      <text:p text:style-name="Text_20_body">Modifier les &lt;figcaption&gt; pour les centrer et leur donner un style italique <text:span text:style-name="T9">(font-style)</text:span>.</text:p>
      <text:p text:style-name="Text_20_body">Modifier les classes left et right pour que les images soient mises flottantes par rapport au texte, respectivement sur la gauche et sur la droite <text:span text:style-name="T9">(float)</text:span></text:p>
      <text:h text:style-name="Heading_20_2" text:outline-level="2"><text:span text:style-name="T7">8</text:span>. Ancres &lt;a&gt;</text:h>
      <text:p text:style-name="Text_20_body">Donner aux ancres avec href une couleur bleue et aux ancres sans href une couleur rouge.</text:p>
      <text:p text:style-name="Text_20_body">Enlever le soulignage des ancres <text:span text:style-name="T9">(text-decoration)</text:span></text:p>
      <text:p text:style-name="Text_20_body">modifier le curseur des ancres sans href pour mettre un curseur en forme de sens interdit <text:span text:style-name="T9">(cursor)</text:span>.</text:p>
      <text:h text:style-name="Heading_20_2" text:outline-level="2"><text:span text:style-name="T7">9</text:span>. &lt;dfn&gt;</text:h>
      <text:p text:style-name="Text_20_body">Modifier dfn pour enlever le soulignage et mettre en gras.</text:p>
      <text:h text:style-name="Heading_20_2" text:outline-level="2"><text:span text:style-name="T7">10</text:span>. &lt;footer&gt;</text:h>
      <text:p text:style-name="Text_20_body">Modifier le footer pour mettre le texte sur 3 colonnes <text:span text:style-name="T9">(column-count)</text:span> et mettre un espacement entre les colonnes de 60px <text:span text:style-name="T9">(column-gap)</text:span></text:p>
      <text:p text:style-name="Text_20_body">Comment pourriez-vous réaliser les bordures inférieures et supérieures en pointillés du footer ?</text:p>
      <text:p text:style-name="Text_20_body">Appliquez le même style de pointillés entre les colonnes <text:span text:style-name="T9">(column-rule)</text:span>.</text:p>
      <text:h text:style-name="Heading_20_2" text:outline-level="2">1<text:span text:style-name="T7">1</text:span>. Marges</text:h>
      <text:p text:style-name="Text_20_body">Modifier les marges internes de &lt;html&gt; pour qu’il y ait une marge de 40 <text:span text:style-name="T6">px</text:span> avec le début du body.</text:p>
      <text:p text:style-name="Text_20_body">Modifier les marges internes de &lt;body&gt; pour lui donner une marge de 40px</text:p>
      <text:p text:style-name="Text_20_body">Modifier les marges internes de &lt;header&gt;, &lt;footer&gt; et &lt;main&gt; pour leur donner 20px sur <text:span text:style-name="T6">les côtés et 40px en haut et en bas. Tenter de « factoriser » au mieux le code, au niveau du sélecteur et de la règle appliquée.</text:span></text:p>
      <text:p text:style-name="Text_20_body">Modifier les marges internes et externes des différents éléments pour tenter de les aligner avec la grille.</text:p>
      <text:p text:style-name="Text_20_body">Remarquez-vous quelque chose quand deux éléments adjacents ou superposés ont une marge <text:span text:style-name="T6">externe</text:span> non nulle ? Comment pourriez-vous pallier cet effet 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36:02.040072745</meta:creation-date>
    <dc:date>2019-01-12T18:15:06.905266938</dc:date>
    <meta:editing-duration>PT43M35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67" meta:word-count="795" meta:character-count="4567" meta:non-whitespace-character-count="3848"/>
  </office:meta>
</office:document-meta>
</file>